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5d7" officeooo:paragraph-rsid="000b25d7"/>
    </style:style>
    <style:style style:name="P2" style:family="paragraph" style:parent-style-name="Standard">
      <style:text-properties officeooo:rsid="000cbcad" officeooo:paragraph-rsid="000cbcad"/>
    </style:style>
    <style:style style:name="P3" style:family="paragraph" style:parent-style-name="Standard">
      <style:text-properties officeooo:rsid="000e2504" officeooo:paragraph-rsid="000e2504"/>
    </style:style>
    <style:style style:name="P4" style:family="paragraph" style:parent-style-name="Standard">
      <style:text-properties officeooo:rsid="000f6f8e" officeooo:paragraph-rsid="000f6f8e"/>
    </style:style>
    <style:style style:name="T1" style:family="text">
      <style:text-properties officeooo:rsid="000e25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-3</text:p>
      <text:p text:style-name="P1"/>
      <text:p text:style-name="P1">- Goals of each invidual from the Course</text:p>
      <text:p text:style-name="P1"/>
      <text:p text:style-name="P1">- Discussing TSP Launch Process</text:p>
      <text:p text:style-name="P1">1. <text:s/>Outputs from the Launch</text:p>
      <text:p text:style-name="P1">- Completing x number of tasks earns quality</text:p>
      <text:p text:style-name="P1">- After reviewing a bug, the reviewing also adds value.</text:p>
      <text:p text:style-name="P1">- Tasks done, even incorrectly earn value</text:p>
      <text:p text:style-name="P1"/>
      <text:p text:style-name="P1">2. Key outcome of the launch : combined self motivated team effort</text:p>
      <text:p text:style-name="P1"/>
      <text:p text:style-name="P2">3. Explain in 3 words what our objective is: Fix cancel button</text:p>
      <text:p text:style-name="P2"/>
      <text:p text:style-name="P2">4. Geeting out of this meeting?</text:p>
      <text:p text:style-name="P2">- Conceptual design: too big and abstract</text:p>
      <text:p text:style-name="P2">- Sizing each of the parts: Not here to judge programming, here to judge our cohorency as a team and our fuild management</text:p>
      <text:p text:style-name="P2">- How do we size requirements</text:p>
      <text:p text:style-name="P2">- Strategy: Asking the question now or later</text:p>
      <text:p text:style-name="P2">- Producing the Development Strategy</text:p>
      <text:p text:style-name="P2">- Find the number of Unique Processes</text:p>
      <text:p text:style-name="P2"/>
      <text:p text:style-name="P2">5. </text:p>
      <text:p text:style-name="P2">- Estimate the time needed for each task</text:p>
      <text:p text:style-name="P2">- <text:span text:style-name="T1">Quality?</text:span></text:p>
      <text:p text:style-name="P2">- <text:span text:style-name="T1">In TSP, anything that causes rework is a defect</text:span></text:p>
      <text:p text:style-name="P2">- <text:span text:style-name="T1">Interested in 2 things: Injection of defects, removal of defects</text:span></text:p>
      <text:p text:style-name="P2">- <text:span text:style-name="T1">Estimated defects injected: no defects in planning, any review.</text:span></text:p>
      <text:p text:style-name="P2">- <text:span text:style-name="T1">Pilot test should be Unit test in the slide : finding bugs induced due to solving previous bugs.</text:span></text:p>
      <text:p text:style-name="P2">- <text:span text:style-name="T1">Every phase except the planning is bug removalphase.</text:span></text:p>
      <text:p text:style-name="P2">- <text:span text:style-name="T1">Discussing Defect removal yield: Doesn’t apply on us on account of how inexperienced we are, take more modest estimates for our team.</text:span></text:p>
      <text:p text:style-name="P2"/>
      <text:p text:style-name="P3">6. Producing a QUALITY PLAN</text:p>
      <text:p text:style-name="P3">- Remember the end of meeting 4- bunch of tasks divided</text:p>
      <text:p text:style-name="P3">- Ask questions listed on slide 71.</text:p>
      <text:p text:style-name="P3">- Knowing your defects is important.</text:p>
      <text:p text:style-name="P3"/>
      <text:p text:style-name="P4">7. <text:s/>Final Phases</text:p>
      <text:p text:style-name="P4">- Build individual plans: better to give choice of work than to assign</text:p>
      <text:p text:style-name="P4">- Risk Management</text:p>
      <text:p text:style-name="P4"/>
      <text:p text:style-name="P4">8. GOAL of the Course: Learn the TSP. The next big project is irrevalant, the TSP is MV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8:30:08.305286664</meta:creation-date>
    <dc:date>2019-08-30T20:19:43.017635450</dc:date>
    <meta:editing-duration>PT1H8M53S</meta:editing-duration>
    <meta:editing-cycles>1</meta:editing-cycles>
    <meta:document-statistic meta:table-count="0" meta:image-count="0" meta:object-count="0" meta:page-count="1" meta:paragraph-count="33" meta:word-count="291" meta:character-count="1589" meta:non-whitespace-character-count="1328"/>
    <meta:generator>LibreOffice/6.0.7.3$Linux_X86_64 LibreOffice_project/00m0$Build-3</meta:generator>
  </office:meta>
</office:document-meta>
</file>